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8.95cm" svg:height="1.65cm" svg:x="1.05cm" svg:y="18.05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2" draw:id="id2" draw:layer="layout" svg:width="9cm" svg:height="1.15cm" svg:x="1cm" svg:y="15.65cm">
          <text:p text:style-name="P2"><text:span text:style-name="T1">Hibernate</text:span> <text:span text:style-name="T2">(object-relational mapping)</text:span></text:p>
        </draw:rect>
        <draw:connector draw:style-name="gr3" draw:text-style-name="P2" draw:layer="layout" draw:type="line" svg:x1="5.524cm" svg:y1="18.05cm" svg:x2="5.5cm" svg:y2="16.8cm" draw:start-shape="id1" draw:start-glue-point="5" draw:end-shape="id2" draw:end-glue-point="2" svg:d="m5524 18050-24-1250">
          <text:p/>
        </draw:connector>
        <draw:rect draw:style-name="gr2" draw:text-style-name="P2" draw:id="id3" draw:layer="layout" svg:width="9cm" svg:height="1.3cm" svg:x="1cm" svg:y="13.15cm">
          <text:p text:style-name="P2"><text:span text:style-name="T1">Spring framework</text:span></text:p>
          <text:p text:style-name="P2"><text:span text:style-name="T2"><text:s/></text:span><text:span text:style-name="T2">Transaction management</text:span></text:p>
        </draw:rect>
        <draw:rect draw:style-name="gr2" draw:text-style-name="P1" draw:id="id6" draw:layer="layout" svg:width="9cm" svg:height="1.05cm" svg:x="1cm" svg:y="4.925cm">
          <text:p text:style-name="P1"><text:span text:style-name="T1">Spring security</text:span></text:p>
        </draw:rect>
        <draw:rect draw:style-name="gr2" draw:text-style-name="P1" draw:id="id5" draw:layer="layout" svg:width="9cm" svg:height="1.05cm" svg:x="1cm" svg:y="7.1cm">
          <text:p text:style-name="P1"><text:span text:style-name="T1">Spring MVC</text:span></text:p>
        </draw:rect>
        <draw:custom-shape draw:style-name="gr1" draw:text-style-name="P1" draw:id="id8" draw:layer="layout" svg:width="2.25cm" svg:height="2cm" svg:x="7.8cm" svg:y="1cm">
          <text:p text:style-name="P1"><text:span text:style-name="T1">Browser</text:span></text:p>
          <text:p text:style-name="P1"><text:span text:style-name="T1">Cli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id="id7" draw:layer="layout" svg:width="2.25cm" svg:height="2cm" svg:x="1.4cm" svg:y="1cm">
          <text:p text:style-name="P1"><text:span text:style-name="T1">Mobile</text:span></text:p>
          <text:p text:style-name="P1"><text:span text:style-name="T1">Cli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2" draw:text-style-name="P1" draw:id="id4" draw:layer="layout" svg:width="9cm" svg:height="2.45cm" svg:x="1cm" svg:y="9.3cm">
          <text:p text:style-name="P1"><text:span text:style-name="T1">Application</text:span></text:p>
        </draw:rect>
        <draw:connector draw:style-name="gr3" draw:text-style-name="P2" draw:layer="layout" svg:x1="5.5cm" svg:y1="15.65cm" svg:x2="5.5cm" svg:y2="14.45cm" draw:start-shape="id2" draw:start-glue-point="0" draw:end-shape="id3" draw:end-glue-point="2" svg:d="m5500 15650v-1200">
          <text:p/>
        </draw:connector>
        <draw:connector draw:style-name="gr3" draw:text-style-name="P2" draw:layer="layout" svg:x1="5.5cm" svg:y1="11.75cm" svg:x2="5.5cm" svg:y2="13.15cm" draw:start-shape="id4" draw:start-glue-point="2" draw:end-shape="id3" draw:end-glue-point="0" svg:d="m5500 11750v1400">
          <text:p/>
        </draw:connector>
        <draw:connector draw:style-name="gr3" draw:text-style-name="P2" draw:layer="layout" svg:x1="5.5cm" svg:y1="8.15cm" svg:x2="5.5cm" svg:y2="9.3cm" draw:start-shape="id5" draw:start-glue-point="2" draw:end-shape="id4" draw:end-glue-point="0" svg:d="m5500 8150v1150">
          <text:p/>
        </draw:connector>
        <draw:connector draw:style-name="gr3" draw:text-style-name="P2" draw:layer="layout" svg:x1="5.5cm" svg:y1="5.975cm" svg:x2="5.5cm" svg:y2="7.1cm" draw:start-shape="id6" draw:start-glue-point="2" draw:end-shape="id5" draw:end-glue-point="0" svg:d="m5500 5975v1125">
          <text:p/>
        </draw:connector>
        <draw:connector draw:style-name="gr3" draw:text-style-name="P2" draw:layer="layout" svg:x1="2.524cm" svg:y1="3cm" svg:x2="5.5cm" svg:y2="4.925cm" draw:start-shape="id7" draw:start-glue-point="6" draw:end-shape="id6" draw:end-glue-point="0" svg:d="m2524 3000v963h2976v962">
          <text:p/>
        </draw:connector>
        <draw:connector draw:style-name="gr3" draw:text-style-name="P2" draw:layer="layout" svg:x1="8.924cm" svg:y1="3cm" svg:x2="5.5cm" svg:y2="4.925cm" draw:start-shape="id8" draw:start-glue-point="6" draw:end-shape="id6" draw:end-glue-point="0" svg:d="m8924 3000v963h-3424v962">
          <text:p/>
        </draw:connector>
        <draw:custom-shape draw:style-name="gr4" draw:text-style-name="P4" draw:layer="layout" svg:width="7.6cm" svg:height="1.3cm" svg:x="12.4cm" svg:y="1.9cm">
          <text:p text:style-name="P3"><text:span text:style-name="T3">Provides Authentication and Authorization</text:span></text:p>
          <draw:enhanced-geometry svg:viewBox="0 0 21600 21600" draw:mirror-horizontal="false" draw:type="line-callout-2" draw:modifiers="-7172.52993027233 57976.3259031514 -3160.45627376426 25767.2559569562 -710.432837784502 9197.84780937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5" draw:layer="layout" svg:width="7.6cm" svg:height="1.65cm" svg:x="12.4cm" svg:y="5.15cm">
          <text:p text:style-name="P2"><text:span text:style-name="T3">Spring Web model-view-controller</text:span></text:p>
          <text:p text:style-name="P2"><text:span text:style-name="T3"><text:s/></text:span><text:span text:style-name="T3">(MVC) framework. Includes support for</text:span></text:p>
          <text:p text:style-name="P2"><text:span text:style-name="T3">Internationalization, themes and file upload.</text:span></text:p>
          <draw:enhanced-geometry svg:viewBox="0 0 21600 21600" draw:mirror-horizontal="false" draw:type="line-callout-1" draw:modifiers="-6609.86712274701 31843.9733494852 -710.432837784502 7247.970926711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7.6cm" svg:height="1.749cm" svg:x="12.4cm" svg:y="8.451cm">
          <text:p text:style-name="P2"><text:span text:style-name="T3">Application business logic code, including</text:span></text:p>
          <text:p text:style-name="P2"><text:span text:style-name="T3">Integration with Facebook, MySpace, etc..</text:span></text:p>
          <draw:enhanced-geometry svg:viewBox="0 0 21600 21600" draw:mirror-horizontal="false" draw:type="line-callout-1" draw:modifiers="-7189.58031837916 26018.7428571429 -710.432837784502 6850.285714285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7.549cm" svg:height="2.999cm" svg:x="12.451cm" svg:y="11.45cm">
          <text:p text:style-name="P3"><text:span text:style-name="T3">Spring framework provides configuration and</text:span></text:p>
          <text:p text:style-name="P3"><text:span text:style-name="T3">resource management, dependancy injection, </text:span></text:p>
          <text:p text:style-name="P3"><text:span text:style-name="T3">transaction management, validation and </text:span></text:p>
          <text:p text:style-name="P3"><text:span text:style-name="T3">support for integration with email, messaging, </text:span></text:p>
          <text:p text:style-name="P3"><text:span text:style-name="T3">remote services and so on. </text:span></text:p>
          <draw:enhanced-geometry svg:viewBox="0 0 21600 21600" draw:mirror-horizontal="false" draw:type="line-callout-1" draw:modifiers="-6437.08609271523 14407.2 -715.2317880794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7.499cm" svg:height="1.65cm" svg:x="12.451cm" svg:y="15.45cm">
          <text:p text:style-name="P2"><text:span text:style-name="T3">Provides object-relational mapping, </text:span></text:p>
          <text:p text:style-name="P2"><text:span text:style-name="T3">supports multiple DB vendors.</text:span></text:p>
          <draw:enhanced-geometry svg:viewBox="0 0 21600 21600" draw:mirror-horizontal="false" draw:type="line-callout-1" draw:modifiers="-6624 11107.4500302847 -720 7247.970926711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vel Fokin</meta:initial-creator>
    <meta:creation-date>2010-10-12T16:54:33.95</meta:creation-date>
    <dc:date>2010-10-12T20:08:51.09</dc:date>
    <dc:creator>Pavel Fokin</dc:creator>
    <meta:editing-duration>PT01H11M00S</meta:editing-duration>
    <meta:editing-cycles>2</meta:editing-cycles>
    <meta:generator>OpenOffice.org/3.0$Win32 OpenOffice.org_project/300m9$Build-9358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